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792f1"/>
    </style:style>
    <style:style style:name="T1" style:family="text">
      <style:text-properties officeooo:rsid="000792f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p text:style-name="Standard"/>
      <text:p text:style-name="Standard"/>
      <text:p text:style-name="P1"><text:span text:style-name="T1"><text:text-input text:description="">${htmlContent}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ry </meta:initial-creator>
    <meta:creation-date>2012-02-02T19:36:09</meta:creation-date>
    <dc:date>2012-02-02T20:02:52</dc:date>
    <dc:creator>tiry </dc:creator>
    <meta:editing-duration>PT00H26M43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1" meta:paragraph-count="2" meta:word-count="4" meta:character-count="32"/>
  </office:meta>
</office:document-meta>
</file>